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serif" fo:font-size="15pt"/>
    </style:style>
    <style:style style:name="P2" style:family="paragraph" style:parent-style-name="Standard">
      <style:text-properties style:font-name="serif" fo:font-size="15pt" style:text-underline-style="solid" style:text-underline-width="auto" style:text-underline-color="font-color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Header">
      <style:text-properties officeooo:rsid="00177264" officeooo:paragraph-rsid="00177264"/>
    </style:style>
    <style:style style:name="T1" style:family="text">
      <style:text-properties officeooo:rsid="001772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elbstständigkeits-</text:span>Erklärung</text:p>
      <text:p text:style-name="P1"/>
      <text:p text:style-name="P3">Hiermit versichere ich, dass ich die <text:span text:style-name="T1">Projektarbeit (Matrix-Vektor-Produkt) für das Modul Parallel Computing</text:span> selbstständig verfasst <text:span text:style-name="T1">habe und die </text:span>Arbeit in gleicher oder ähnlicher Fassung noch nicht Bestandteil einer Studien- oder Prüfungsleistung war. </text:p>
      <text:p text:style-name="P3"/>
      <text:p text:style-name="P3"/>
      <text:p text:style-name="P3"/>
      <text:p text:style-name="P3">Unterschrift der Verfasserin / des Verfassers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7264" officeooo:paragraph-rsid="0017726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nas Gütter<text:tab/><text:tab/>Friedrich-Schiller-Universität Jena</text:p>
        <text:p text:style-name="MP1">28.06.2017<text:tab/><text:tab/>M.Sc. Computational and Data Science</text:p>
        <text:p text:style-name="MP1">Matrikelnr 152127<text:tab/><text:tab/>Parallel Computing 2</text:p>
        <text:p text:style-name="MP1"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0:28:28.558657946</meta:creation-date>
    <meta:print-date>2017-06-28T10:35:38.281439387</meta:print-date>
    <dc:date>2017-06-28T10:37:06.782262168</dc:date>
    <meta:editing-duration>PT8M39S</meta:editing-duration>
    <meta:editing-cycles>1</meta:editing-cycles>
    <meta:document-statistic meta:table-count="0" meta:image-count="0" meta:object-count="0" meta:page-count="1" meta:paragraph-count="7" meta:word-count="54" meta:character-count="463" meta:non-whitespace-character-count="408"/>
    <meta:generator>LibreOffice/5.2.7.2$Linux_X86_64 LibreOffice_project/20m0$Build-2</meta:generator>
  </office:meta>
</office:document-meta>
</file>